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ReaderTest_object_string.test_read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SONReaderTest_object_string.test_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